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d1c6b" officeooo:paragraph-rsid="001d1c6b" style:font-weight-asian="bold" style:font-weight-complex="bold"/>
    </style:style>
    <style:style style:name="P2" style:family="paragraph" style:parent-style-name="Standard">
      <style:text-properties fo:font-weight="bold" officeooo:rsid="001d4c7d" officeooo:paragraph-rsid="001d4c7d" style:font-weight-asian="bold" style:font-weight-complex="bold"/>
    </style:style>
    <style:style style:name="P3" style:family="paragraph" style:parent-style-name="Standard">
      <style:text-properties fo:font-weight="normal" officeooo:rsid="001d4c7d" officeooo:paragraph-rsid="001d4c7d"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1dae86" officeooo:paragraph-rsid="001dae86" style:font-weight-asian="bold" style:font-weight-complex="bold"/>
    </style:style>
    <style:style style:name="P5" style:family="paragraph" style:parent-style-name="Standard">
      <style:text-properties style:text-underline-style="none" fo:font-weight="normal" officeooo:rsid="001f7513" officeooo:paragraph-rsid="001f7513" style:font-weight-asian="normal" style:font-weight-complex="normal"/>
    </style:style>
    <style:style style:name="P6" style:family="paragraph" style:parent-style-name="Standard">
      <style:text-properties style:text-underline-style="none" fo:font-weight="bold" officeooo:rsid="001f7513" officeooo:paragraph-rsid="001f7513" style:font-weight-asian="bold" style:font-weight-complex="bold"/>
    </style:style>
    <style:style style:name="P7" style:family="paragraph" style:parent-style-name="Standard">
      <style:text-properties style:text-underline-style="none" fo:font-weight="bold" officeooo:rsid="00203b0b" officeooo:paragraph-rsid="001f7513" style:font-weight-asian="bold" style:font-weight-complex="bold"/>
    </style:style>
    <style:style style:name="P8" style:family="paragraph" style:parent-style-name="Standard">
      <style:text-properties style:text-underline-style="none" fo:font-weight="bold" officeooo:rsid="00203b0b" officeooo:paragraph-rsid="00203b0b" style:font-weight-asian="bold" style:font-weight-complex="bold"/>
    </style:style>
    <style:style style:name="P9" style:family="paragraph" style:parent-style-name="Standard">
      <style:text-properties style:text-underline-style="none" fo:font-weight="bold" officeooo:rsid="0027dc64" officeooo:paragraph-rsid="0027dc64" style:font-weight-asian="bold" style:font-weight-complex="bold"/>
    </style:style>
    <style:style style:name="P10" style:family="paragraph" style:parent-style-name="Standard">
      <style:text-properties officeooo:paragraph-rsid="00297a0f"/>
    </style:style>
    <style:style style:name="P11" style:family="paragraph" style:parent-style-name="Standard">
      <style:text-properties officeooo:paragraph-rsid="002b7c11"/>
    </style:style>
    <style:style style:name="P12" style:family="paragraph" style:parent-style-name="Standard">
      <style:paragraph-properties fo:margin-left="0.4925in" fo:margin-right="0in" fo:text-indent="0in" style:auto-text-indent="false"/>
      <style:text-properties fo:font-weight="bold" officeooo:rsid="002983db" officeooo:paragraph-rsid="002983db" style:font-weight-asian="bold" style:font-weight-complex="bold"/>
    </style:style>
    <style:style style:name="P13" style:family="paragraph" style:parent-style-name="Standard">
      <style:paragraph-properties fo:margin-left="0.4925in" fo:margin-right="0in" fo:text-indent="0in" style:auto-text-indent="false"/>
      <style:text-properties fo:font-weight="bold" officeooo:rsid="002e2030" officeooo:paragraph-rsid="002e2030" style:font-weight-asian="bold" style:font-weight-complex="bold"/>
    </style:style>
    <style:style style:name="P14" style:family="paragraph" style:parent-style-name="Standard">
      <style:paragraph-properties fo:margin-left="0in" fo:margin-right="0in" fo:text-indent="0in" style:auto-text-indent="false"/>
      <style:text-properties fo:font-weight="bold" officeooo:rsid="002c9a20" officeooo:paragraph-rsid="002c9a20" style:font-weight-asian="bold" style:font-weight-complex="bold"/>
    </style:style>
    <style:style style:name="P15" style:family="paragraph" style:parent-style-name="Standard">
      <style:paragraph-properties fo:margin-left="0in" fo:margin-right="0in" fo:text-indent="0in" style:auto-text-indent="false"/>
      <style:text-properties fo:font-weight="bold" officeooo:rsid="002e2030" officeooo:paragraph-rsid="002e2030" style:font-weight-asian="bold" style:font-weight-complex="bold"/>
    </style:style>
    <style:style style:name="P16" style:family="paragraph" style:parent-style-name="Standard">
      <style:paragraph-properties fo:margin-left="0in" fo:margin-right="0in" fo:text-indent="0in" style:auto-text-indent="false"/>
      <style:text-properties fo:font-weight="normal" officeooo:rsid="002e2030" officeooo:paragraph-rsid="002e2030" style:font-weight-asian="normal" style:font-weight-complex="normal"/>
    </style:style>
    <style:style style:name="P17" style:family="paragraph" style:parent-style-name="Standard">
      <style:paragraph-properties fo:margin-left="0in" fo:margin-right="0in" fo:text-indent="0in" style:auto-text-indent="false"/>
      <style:text-properties fo:font-weight="normal" officeooo:rsid="002e42a1" officeooo:paragraph-rsid="002e42a1" style:font-weight-asian="normal" style:font-weight-complex="normal"/>
    </style:style>
    <style:style style:name="P18" style:family="paragraph" style:parent-style-name="Standard">
      <style:paragraph-properties fo:margin-left="0in" fo:margin-right="0in" fo:text-indent="0in" style:auto-text-indent="false"/>
      <style:text-properties officeooo:paragraph-rsid="002c9a2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97a0f" style:font-weight-asian="normal" style:font-weight-complex="normal"/>
    </style:style>
    <style:style style:name="T7" style:family="text">
      <style:text-properties style:text-underline-style="none" fo:font-weight="normal" officeooo:rsid="002c9a20" style:font-weight-asian="normal" style:font-weight-complex="normal"/>
    </style:style>
    <style:style style:name="T8" style:family="text">
      <style:text-properties style:text-underline-style="none" fo:font-weight="bold" officeooo:rsid="00297a0f" style:font-weight-asian="bold" style:font-weight-complex="bold"/>
    </style:style>
    <style:style style:name="T9" style:family="text">
      <style:text-properties style:text-underline-style="none" fo:font-weight="bold" officeooo:rsid="002c9a20" style:font-weight-asian="bold" style:font-weight-complex="bold"/>
    </style:style>
    <style:style style:name="T10" style:family="text">
      <style:text-properties style:text-underline-style="none" officeooo:rsid="00297a0f"/>
    </style:style>
    <style:style style:name="T1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ilog and System Verilog</text:p>
      <text:p text:style-name="P3"/>
      <text:p text:style-name="P2">Primitives</text:p>
      <text:p text:style-name="P3">The fundamental rules of Verilog primitives are that each instance must have exactly one output, unless the primitive is an inverter<text:bookmark text:name="p13"/> (NOT) or buffer (BUF). In those cases, each instance must have exactly one input but may have an arbitrary number of outputs.</text:p>
      <text:p text:style-name="P3"/>
      <text:p text:style-name="P3">Here is an instantiation of a 3 input NAND gate</text:p>
      <text:p text:style-name="P2">nand #3 G1 (OUT, A, B, C)</text:p>
      <text:p text:style-name="P3"/>
      <text:p text:style-name="P3">Here, <text:span text:style-name="T1">nand</text:span> is a verilog keyword specifying the type of instance. <text:s/>#3 is the optional delay parameter. <text:s/>G1 is the name.</text:p>
      <text:p text:style-name="P3"/>
      <text:p text:style-name="P3">There are similar keywords for all of the boolean operations.</text:p>
      <text:p text:style-name="P3"/>
      <text:p text:style-name="P4">Chapter 3 – Behavioral Coding part 1</text:p>
      <text:p text:style-name="P6"><text:span text:style-name="T11">Top</text:span><text:span text:style-name="T3"> </text:span><text:span text:style-name="T11">down design:</text:span></text:p>
      <text:p text:style-name="P5"><text:span text:style-name="T11">First steps are to design overall functionality, then the inputs and outputs. <text:s/>If you have this information, you can create the verilog module with the correct inputs and outputs and put off designing the behavior of the module until later.</text:span></text:p>
      <text:p text:style-name="P7"/>
      <text:p text:style-name="P8">Continuous assignments<text:span text:style-name="T2"> are considered the same was as gotos are in software programming… technically legal but frowned upon. <text:s/>Continuous assignments cause simulation to take longer because they have to reevaluate the assignment at every instant. <text:s/></text:span></text:p>
      <text:p text:style-name="P8"><text:span text:style-name="T2"/></text:p>
      <text:p text:style-name="P9">Functional Blocks</text:p>
      <text:p text:style-name="P9"><text:bookmark text:name="df4a4a02-5a3e-4f71-ad75-bf4fca8528db"/><text:span text:style-name="T2">SystemVerilog adds extensions to always statements by allowing the always statement to clarify what type of hardware the block is to infer: combinational, latched, or registered. This is done by replacing the keyword “always” with always_comb, always_latch, or always_ff.</text:span></text:p>
      <text:p text:style-name="P9"><text:span text:style-name="T2"/></text:p>
      <text:p text:style-name="P10"><text:span text:style-name="T6">There are many added System Verilog features for verification, such as the </text:span><text:span text:style-name="T8">fork...join</text:span><text:span text:style-name="T6"> block which will run all statements in parallel. A sensitivity list mixing edge-sensitive signals with other variables would fail at compile time. </text:span><text:bookmark text:name="453aa39a-85ba-4389-99f6-5aab4c5c52dd"/><text:span text:style-name="T2">While simulators tend to allow mixed combinational and sequential sensitivity lists, synthesizers do not. <text:s/></text:span></text:p>
      <text:p text:style-name="P11"><text:span text:style-name="T6"/></text:p>
      <text:p text:style-name="P11"><text:span text:style-name="T6">Synthesizers ignore combinational sensitivity lists. The list is only checked to determine if the logic generated should be combinational or sequential. <text:s/></text:span></text:p>
      <text:p text:style-name="P10"><text:span text:style-name="T6"/></text:p>
      <text:p text:style-name="P10"><text:span text:style-name="T6">Since the 2001 language update, elements in sensitivity lists may be separated by either commas, as shown in </text:span><text:a xlink:type="simple" xlink:href="https://learning.oreilly.com/library/view/digital-integrated-circuit/9780124080591/B9780124080591000032/B9780124080591000032.xhtml#f0025" text:style-name="Internet_20_link" text:visited-style-name="Visited_20_Internet_20_Link">Figure 3.4</text:a><text:span text:style-name="T6">, or the word “or,” as shown in the last block of </text:span><text:a xlink:type="simple" xlink:href="https://learning.oreilly.com/library/view/digital-integrated-circuit/9780124080591/B9780124080591000032/B9780124080591000032.xhtml#f0015" text:style-name="Internet_20_link" text:visited-style-name="Visited_20_Internet_20_Link">Figure 3.2</text:a><text:span text:style-name="T6">. </text:span></text:p>
      <text:p text:style-name="P12"><text:span text:style-name="T10">a</text:span><text:span text:style-name="T4">lways @(posedge CLK, negedge RST) begin</text:span></text:p>
      <text:p text:style-name="P12"><text:span text:style-name="T4"/></text:p>
      <text:p text:style-name="P12"><text:span text:style-name="T4">always @(posedge CLK or negedge RST) begin </text:span></text:p>
      <text:p text:style-name="P12"><text:span text:style-name="T4"/></text:p>
      <text:p text:style-name="P14"><text:span text:style-name="T4">Variables</text:span></text:p>
      <text:p text:style-name="P14"><text:span text:style-name="T5">There are two groups of variables, Nets and Registers.. kind of misnomers.</text:span></text:p>
      <text:p text:style-name="P14"><text:bookmark text:name="2a23634d-26ea-4440-b422-514bfffcf750"/><text:span text:style-name="T5">nets can have multiple drivers, which is the situation with Tri-state buses. It is not possible to make a Tri-state bus with nothing but register variables.</text:span></text:p>
      <text:p text:style-name="P14"><text:span text:style-name="T5"/></text:p>
      <text:p text:style-name="P18"><text:soft-page-break/><text:span text:style-name="T9">wire</text:span><text:span text:style-name="T7"> is a net, while </text:span><text:span text:style-name="T9">reg</text:span><text:span text:style-name="T7"> is a register type.</text:span><text:bookmark text:name="p0465"/><text:span text:style-name="T7"> <text:s/></text:span><text:span text:style-name="T5">It is possible to go an entire career using nothing but these two variable types, but others can be useful. <text:s/>A few designers prefer to declare Tri-state nets as type “tri,” which work exactly as do variables of type wire. The point of using “tri” is simply to have the code self-document.</text:span></text:p>
      <text:p text:style-name="P18"><text:bookmark text:name="p0470"/></text:p>
      <text:p text:style-name="P14"><text:span text:style-name="T5">Verilog has a rigid rule on where net variables may be assigned values. They may never be assigned values inside of functional blocks (always or initial blocks). Their use is limited to being the target of continuous assignments and interconnects between instances of primitives or instantiated modules.</text:span></text:p>
      <text:p text:style-name="P14"><text:span text:style-name="T5"/></text:p>
      <text:p text:style-name="P15"><text:span text:style-name="T5">Any undeclared variables default to type single bit wire. <text:s/>There is a </text:span><text:span text:style-name="T4">default_nettype directive</text:span><text:span text:style-name="T5"> that can change this. <text:s/>You can force all variables to be explicitly declared by saying</text:span></text:p>
      <text:p text:style-name="P13"><text:span text:style-name="T4">`default_nettype none</text:span></text:p>
      <text:p text:style-name="P17"><text:span text:style-name="T4">The “none” option is only suported in System Verilog.</text:span></text:p>
      <text:p text:style-name="P17"><text:span text:style-name="T4"/></text:p>
      <text:p text:style-name="P17"><text:span text:style-name="T4"/></text:p>
      <text:p text:style-name="P16"><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3T08:03:50.532065210</meta:creation-date>
    <dc:date>2022-02-11T08:53:27.460592028</dc:date>
    <meta:editing-duration>PT19M47S</meta:editing-duration>
    <meta:editing-cycles>9</meta:editing-cycles>
    <meta:generator>LibreOffice/7.0.6.2$Linux_X86_64 LibreOffice_project/00$Build-2</meta:generator>
    <meta:document-statistic meta:table-count="0" meta:image-count="0" meta:object-count="0" meta:page-count="2" meta:paragraph-count="26" meta:word-count="525" meta:character-count="3263" meta:non-whitespace-character-count="2747"/>
  </office:meta>
</office:document-meta>
</file>